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563in"/>
    </style:style>
    <style:style style:name="co2" style:family="table-column">
      <style:table-column-properties fo:break-before="auto" style:column-width="0.7346in"/>
    </style:style>
    <style:style style:name="co3" style:family="table-column">
      <style:table-column-properties fo:break-before="auto" style:column-width="0.49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>
            <text:p><text:a xlink:href="mailto:nasirkhantest@test.com">nasirkhantest@test.com</text:a></text:p>
          </table:table-cell>
          <table:table-cell office:value-type="float" office:value="123456">
            <text:p>123456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office:value-type="string">
            <text:p>GAMRR_test_registered@ordnancesurvey.co.uk</text:p>
          </table:table-cell>
          <table:table-cell office:value-type="string">
            <text:p>Pa55w0rd</text:p>
          </table:table-cell>
          <table:table-cell office:value-type="boolean" office:boolean-value="true">
            <text:p>TRU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6">01/26/2015</text:date>, <text:time>15:0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jmeter</dc:creator>
    <dc:date>2015-01-26T15:03:42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450"/>
  </office:meta>
</office:document-meta>
</file>